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Helvetica"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思源黑体 CN" svg:font-family="'思源黑体 CN'"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0000ff" draw:stroke-linejoin="round" svg:stroke-linecap="butt" draw:fill="none" fo:padding-top="0.018cm" fo:padding-bottom="0.018cm" fo:padding-left="0.018cm" fo:padding-right="0.018cm"/>
    </style:style>
    <style:style style:name="gr2" style:family="graphic" style:parent-style-name="standard">
      <style:graphic-properties draw:stroke="dash" draw:stroke-dash="stroke-dash26" svg:stroke-width="0.037cm" svg:stroke-color="#000000" draw:stroke-linejoin="round" svg:stroke-linecap="butt" draw:fill="none" fo:padding-top="0.018cm" fo:padding-bottom="0.018cm" fo:padding-left="0.018cm" fo:padding-right="0.018cm"/>
    </style:style>
    <style:style style:name="gr3" style:family="graphic" style:parent-style-name="standard">
      <style:graphic-properties draw:stroke="dash" draw:stroke-dash="stroke-dash29" svg:stroke-width="0.037cm" svg:stroke-color="#ff0000" draw:stroke-linejoin="round" svg:stroke-linecap="butt" draw:fill="none" fo:padding-top="0.018cm" fo:padding-bottom="0.018cm" fo:padding-left="0.018cm" fo:padding-right="0.018cm"/>
    </style:style>
    <style:style style:name="gr4" style:family="graphic" style:parent-style-name="standard">
      <style:graphic-properties draw:stroke="none" draw:fill="solid" draw:fill-color="#cccccc"/>
    </style:style>
    <style:style style:name="gr5"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6" style:family="graphic" style:parent-style-name="standard">
      <style:graphic-properties draw:stroke="solid" svg:stroke-width="0.037cm" svg:stroke-color="#000000" draw:stroke-linejoin="round" svg:stroke-linecap="square" draw:fill="none" fo:padding-top="0.018cm" fo:padding-bottom="0.018cm" fo:padding-left="0.018cm" fo:padding-right="0.018cm"/>
    </style:style>
    <style:style style:name="gr7"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8"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style>
    <style:style style:name="gr9" style:family="graphic" style:parent-style-name="standard">
      <style:graphic-properties draw:stroke="none" svg:stroke-color="#000000" draw:fill="none" draw:fill-color="#ffffff" draw:textarea-horizontal-align="left" draw:auto-grow-height="true" draw:auto-grow-width="false" fo:min-height="1.2cm" fo:min-width="0cm"/>
    </style:style>
    <style:style style:name="P1" style:family="paragraph">
      <loext:graphic-properties draw:fill="none"/>
    </style:style>
    <style:style style:name="P2" style:family="paragraph">
      <loext:graphic-properties draw:fill="solid" draw:fill-color="#cccccc"/>
    </style:style>
    <style:style style:name="P3" style:family="paragraph">
      <style:paragraph-properties fo:text-align="start" style:writing-mode="lr-tb"/>
    </style:style>
    <style:style style:name="P4" style:family="paragraph">
      <loext:graphic-properties draw:fill="none"/>
      <style:text-properties fo:font-size="12pt" style:font-size-asian="12pt" style:font-size-complex="12pt"/>
    </style:style>
    <style:style style:name="P5" style:family="paragraph">
      <loext:graphic-properties draw:fill="none"/>
      <style:text-properties fo:font-size="14pt" style:font-size-asian="14pt" style:font-size-complex="14pt"/>
    </style:style>
    <style:style style:name="P6" style:family="paragraph">
      <style:text-properties style:font-name="Helvetica" fo:font-size="7.5pt" style:font-size-asian="7.5pt" style:font-size-complex="7.5pt"/>
    </style:style>
    <style:style style:name="P7" style:family="paragraph">
      <loext:graphic-properties draw:fill="none" draw:fill-color="#ffffff"/>
      <style:text-properties style:font-name="Helvetica" fo:font-size="7.5pt" style:font-size-asian="7.5pt" style:font-size-complex="7.5pt"/>
    </style:style>
    <style:style style:name="T1" style:family="text">
      <style:text-properties fo:color="#000000" style:font-name="Helvetica1" fo:font-size="12pt" style:font-size-asian="12pt" style:font-name-complex="Helvetica1" style:font-size-complex="12pt"/>
    </style:style>
    <style:style style:name="T2" style:family="text">
      <style:text-properties fo:color="#000000" style:font-name="Helvetica1" fo:font-size="14pt" style:font-size-asian="14pt" style:font-name-complex="Helvetica1" style:font-size-complex="14pt"/>
    </style:style>
    <style:style style:name="T3" style:family="text">
      <style:text-properties style:font-name="Helvetica" fo:font-size="7.5pt" style:font-size-asian="7.5pt" style:font-size-complex="7.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line draw:style-name="gr1" draw:text-style-name="P1" draw:layer="layout" svg:width="4.924cm" svg:height="4.856cm" svg:x="2.308cm" svg:y="0.885cm" svg:viewBox="0 0 4925 4857" draw:points="0,4857 705,4857 705,3886 1408,3886 1408,2915 2111,2915 2111,1944 2111,972 2815,972 3518,972 4222,972 4222,0 4925,0">
          <text:p/>
        </draw:polyline>
        <draw:polyline draw:style-name="gr2" draw:text-style-name="P1" draw:layer="layout" svg:width="4.924cm" svg:height="4.856cm" svg:x="2.308cm" svg:y="0.885cm" svg:viewBox="0 0 4925 4857" draw:points="0,4857 0,4453 0,4048 309,4048 309,3643 309,3238 616,3238 616,2834 616,2429 616,2025 924,2025 1232,2025 1232,1620 1232,1214 1540,1214 1540,810 1540,405 1848,405 2155,405 2463,405 2771,405 3079,405 3386,405 3694,405 3694,0 4002,0 4618,0 4925,0">
          <text:p/>
        </draw:polyline>
        <draw:polyline draw:style-name="gr3" draw:text-style-name="P1" draw:layer="layout" svg:width="4.924cm" svg:height="4.856cm" svg:x="2.308cm" svg:y="0.885cm" svg:viewBox="0 0 4925 4857" draw:points="0,4857 0,4163 0,3470 0,2776 0,2082 0,1388 548,1388 548,694 1095,694 1095,0 1642,0 2189,0 2737,0 3284,0 3831,0 4378,0 4925,0">
          <text:p/>
        </draw:polyline>
        <draw:polyline draw:style-name="gr1" draw:text-style-name="P1" draw:layer="layout" svg:width="4.924cm" svg:height="4.856cm" svg:x="7.971cm" svg:y="0.885cm" svg:viewBox="0 0 4925 4857" draw:points="0,4857 0,4554 0,4250 351,4250 351,3947 703,3947 703,3643 703,3340 703,3036 1055,3036 1406,3036 1406,2733 1758,2733 1758,2429 1758,2126 1758,1822 2110,1822 2462,1822 2462,1518 2813,1518 3165,1518 3517,1518 3517,1214 3868,911 4220,911 4573,911 4573,607 4573,304 4925,304 4925,0">
          <text:p/>
        </draw:polyline>
        <draw:polyline draw:style-name="gr2" draw:text-style-name="P1" draw:layer="layout" svg:width="4.924cm" svg:height="4.856cm" svg:x="7.971cm" svg:y="0.885cm" svg:viewBox="0 0 4925 4857" draw:points="0,4857 0,4701 0,4544 0,4387 0,4231 0,4074 0,3918 0,3761 169,3761 169,3604 339,3604 339,3447 509,3447 509,3291 679,3291 679,3134 679,2977 679,2821 849,2821 849,2664 1018,2664 1188,2664 1188,2507 1358,2507 1358,2351 1358,2194 1358,2038 1358,1881 1528,1881 1697,1881 1867,1881 1867,1724 2037,1724 2037,1568 2207,1568 2207,1410 2377,1253 2547,1253 2716,1253 2716,1097 2886,940 3056,940 3226,940 3226,783 3226,627 3395,627 3565,627 3735,627 3905,627 3905,470 4075,470 4244,470 4415,470 4415,314 4415,157 4585,157 4755,157 4755,0 4925,0">
          <text:p/>
        </draw:polyline>
        <draw:polyline draw:style-name="gr3" draw:text-style-name="P1" draw:layer="layout" svg:width="4.924cm" svg:height="4.856cm" svg:x="7.971cm" svg:y="0.885cm" svg:viewBox="0 0 4925 4857" draw:points="0,4857 0,4533 0,4210 0,3886 0,3562 0,3238 328,3238 328,2915 656,2915 656,2591 656,2268 984,2268 984,1944 1313,1944 1641,1944 1641,1620 1641,1295 1641,972 1969,972 2298,972 2298,648 2298,324 2626,324 2954,324 3282,324 3611,324 3939,324 4267,324 4267,0 4597,0 4925,0">
          <text:p/>
        </draw:polyline>
        <draw:polyline draw:style-name="gr1" draw:text-style-name="P1" draw:layer="layout" svg:width="4.924cm" svg:height="4.856cm" svg:x="13.633cm" svg:y="0.885cm" svg:viewBox="0 0 4925 4857" draw:points="0,4857 100,4857 100,4602 201,4602 201,4346 201,4090 302,4090 302,3835 402,3835 503,3835 503,3579 603,3579 804,3579 1106,3324 1307,3324 1708,3324 1910,3068 2111,2813 2311,2301 2613,1534 3417,1278 3920,767 4423,512 4825,0 4925,0">
          <text:p/>
        </draw:polyline>
        <draw:polyline draw:style-name="gr2" draw:text-style-name="P1" draw:layer="layout" svg:width="4.924cm" svg:height="4.856cm" svg:x="13.633cm" svg:y="0.885cm" svg:viewBox="0 0 4925 4857" draw:points="0,4857 54,4857 108,4857 108,4739 163,4739 163,4502 163,4384 217,4384 217,4265 271,4265 325,4265 379,4146 379,3910 433,3791 487,3791 595,3791 595,3436 649,3317 649,3199 758,3199 974,2844 1299,2844 1623,2725 1948,2133 2111,1778 2435,1185 2814,829 3355,711 3951,474 4330,356 4655,0 4871,0 4925,0">
          <text:p/>
        </draw:polyline>
        <draw:polyline draw:style-name="gr3" draw:text-style-name="P1" draw:layer="layout" svg:width="4.924cm" svg:height="4.856cm" svg:x="13.633cm" svg:y="0.885cm" svg:viewBox="0 0 4925 4857" draw:points="0,4857 117,4857 117,4636 117,4416 235,4416 352,4416 469,4416 469,3974 586,3753 704,3753 704,3312 704,3091 704,2871 821,2429 1290,2429 1524,2209 1993,1325 2111,883 2579,221 3048,221 3283,221 3987,221 4222,221 4456,0 4808,0 4925,0">
          <text:p/>
        </draw:polyline>
        <draw:polygon draw:style-name="gr4" draw:text-style-name="P2" draw:layer="layout" svg:width="5.416cm" svg:height="0.398cm" svg:x="2.062cm" svg:y="0.245cm" svg:viewBox="0 0 5417 399" draw:points="0,399 5417,399 5417,0 0,0">
          <text:p/>
        </draw:polygon>
        <draw:polygon draw:style-name="gr4" draw:text-style-name="P2" draw:layer="layout" svg:width="5.417cm" svg:height="0.398cm" svg:x="7.724cm" svg:y="0.245cm" svg:viewBox="0 0 5418 399" draw:points="0,399 5418,399 5418,0 0,0">
          <text:p/>
        </draw:polygon>
        <draw:frame draw:style-name="gr5" draw:text-style-name="P4" draw:layer="layout" svg:width="3.49cm" svg:height="0.607cm" svg:x="3.034cm" svg:y="0.111cm">
          <draw:text-box>
            <text:p text:style-name="P3"><text:span text:style-name="T1">Rizvi 2015 smoker</text:span></text:p>
          </draw:text-box>
        </draw:frame>
        <draw:polygon draw:style-name="gr4" draw:text-style-name="P2" draw:layer="layout" svg:width="5.417cm" svg:height="0.398cm" svg:x="13.387cm" svg:y="0.245cm" svg:viewBox="0 0 5418 399" draw:points="0,399 5418,399 5418,0 0,0">
          <text:p/>
        </draw:polygon>
        <draw:frame draw:style-name="gr5" draw:text-style-name="P4" draw:layer="layout" svg:width="4.367cm" svg:height="0.607cm" svg:x="8.261cm" svg:y="0.111cm">
          <draw:text-box>
            <text:p text:style-name="P3"><text:span text:style-name="T1">Hellmann 2018 smoker</text:span></text:p>
          </draw:text-box>
        </draw:frame>
        <draw:line draw:style-name="gr6" draw:text-style-name="P1" draw:layer="layout" svg:x1="2.062cm" svg:y1="5.984cm" svg:x2="7.478cm" svg:y2="5.984cm">
          <text:p/>
        </draw:line>
        <draw:line draw:style-name="gr7" draw:text-style-name="P1" draw:layer="layout" svg:x1="2.308cm" svg:y1="6.107cm" svg:x2="2.308cm" svg:y2="5.984cm">
          <text:p/>
        </draw:line>
        <draw:line draw:style-name="gr7" draw:text-style-name="P1" draw:layer="layout" svg:x1="3.539cm" svg:y1="6.107cm" svg:x2="3.539cm" svg:y2="5.984cm">
          <text:p/>
        </draw:line>
        <draw:line draw:style-name="gr7" draw:text-style-name="P1" draw:layer="layout" svg:x1="4.77cm" svg:y1="6.107cm" svg:x2="4.77cm" svg:y2="5.984cm">
          <text:p/>
        </draw:line>
        <draw:line draw:style-name="gr7" draw:text-style-name="P1" draw:layer="layout" svg:x1="6.001cm" svg:y1="6.107cm" svg:x2="6.001cm" svg:y2="5.984cm">
          <text:p/>
        </draw:line>
        <draw:line draw:style-name="gr7" draw:text-style-name="P1" draw:layer="layout" svg:x1="7.232cm" svg:y1="6.107cm" svg:x2="7.232cm" svg:y2="5.984cm">
          <text:p/>
        </draw:line>
        <draw:frame draw:style-name="gr5" draw:text-style-name="P4" draw:layer="layout" svg:width="3.49cm" svg:height="0.607cm" svg:x="14.359cm" svg:y="0.111cm">
          <draw:text-box>
            <text:p text:style-name="P3"><text:span text:style-name="T1">Rizvi 2018 smoker</text:span></text:p>
          </draw:text-box>
        </draw:frame>
        <draw:frame draw:style-name="gr5" draw:text-style-name="P4" draw:layer="layout" svg:width="0.422cm" svg:height="0.607cm" svg:x="2.197cm" svg:y="6.031cm">
          <draw:text-box>
            <text:p text:style-name="P3"><text:span text:style-name="T1">0</text:span></text:p>
          </draw:text-box>
        </draw:frame>
        <draw:frame draw:style-name="gr5" draw:text-style-name="P4" draw:layer="layout" svg:width="0.832cm" svg:height="0.607cm" svg:x="3.128cm" svg:y="6.031cm">
          <draw:text-box>
            <text:p text:style-name="P3"><text:span text:style-name="T1">0.25</text:span></text:p>
          </draw:text-box>
        </draw:frame>
        <draw:frame draw:style-name="gr5" draw:text-style-name="P4" draw:layer="layout" svg:width="0.832cm" svg:height="0.607cm" svg:x="4.359cm" svg:y="6.031cm">
          <draw:text-box>
            <text:p text:style-name="P3"><text:span text:style-name="T1">0.50</text:span></text:p>
          </draw:text-box>
        </draw:frame>
        <draw:frame draw:style-name="gr5" draw:text-style-name="P4" draw:layer="layout" svg:width="0.832cm" svg:height="0.607cm" svg:x="5.59cm" svg:y="6.031cm">
          <draw:text-box>
            <text:p text:style-name="P3"><text:span text:style-name="T1">0.75</text:span></text:p>
          </draw:text-box>
        </draw:frame>
        <draw:line draw:style-name="gr6" draw:text-style-name="P1" draw:layer="layout" svg:x1="7.724cm" svg:y1="5.984cm" svg:x2="13.141cm" svg:y2="5.984cm">
          <text:p/>
        </draw:line>
        <draw:line draw:style-name="gr7" draw:text-style-name="P1" draw:layer="layout" svg:x1="7.971cm" svg:y1="6.107cm" svg:x2="7.971cm" svg:y2="5.984cm">
          <text:p/>
        </draw:line>
        <draw:line draw:style-name="gr7" draw:text-style-name="P1" draw:layer="layout" svg:x1="9.202cm" svg:y1="6.107cm" svg:x2="9.202cm" svg:y2="5.984cm">
          <text:p/>
        </draw:line>
        <draw:line draw:style-name="gr7" draw:text-style-name="P1" draw:layer="layout" svg:x1="10.433cm" svg:y1="6.107cm" svg:x2="10.433cm" svg:y2="5.984cm">
          <text:p/>
        </draw:line>
        <draw:line draw:style-name="gr7" draw:text-style-name="P1" draw:layer="layout" svg:x1="11.664cm" svg:y1="6.107cm" svg:x2="11.664cm" svg:y2="5.984cm">
          <text:p/>
        </draw:line>
        <draw:line draw:style-name="gr7" draw:text-style-name="P1" draw:layer="layout" svg:x1="12.895cm" svg:y1="6.107cm" svg:x2="12.895cm" svg:y2="5.984cm">
          <text:p/>
        </draw:line>
        <draw:frame draw:style-name="gr5" draw:text-style-name="P4" draw:layer="layout" svg:width="0.422cm" svg:height="0.607cm" svg:x="7.121cm" svg:y="6.031cm">
          <draw:text-box>
            <text:p text:style-name="P3"><text:span text:style-name="T1">1</text:span></text:p>
          </draw:text-box>
        </draw:frame>
        <draw:frame draw:style-name="gr5" draw:text-style-name="P4" draw:layer="layout" svg:width="0.832cm" svg:height="0.607cm" svg:x="8.79cm" svg:y="6.031cm">
          <draw:text-box>
            <text:p text:style-name="P3"><text:span text:style-name="T1">0.25</text:span></text:p>
          </draw:text-box>
        </draw:frame>
        <draw:frame draw:style-name="gr5" draw:text-style-name="P4" draw:layer="layout" svg:width="0.832cm" svg:height="0.607cm" svg:x="10.021cm" svg:y="6.031cm">
          <draw:text-box>
            <text:p text:style-name="P3"><text:span text:style-name="T1">0.50</text:span></text:p>
          </draw:text-box>
        </draw:frame>
        <draw:frame draw:style-name="gr5" draw:text-style-name="P4" draw:layer="layout" svg:width="0.832cm" svg:height="0.607cm" svg:x="11.252cm" svg:y="6.031cm">
          <draw:text-box>
            <text:p text:style-name="P3"><text:span text:style-name="T1">0.75</text:span></text:p>
          </draw:text-box>
        </draw:frame>
        <draw:line draw:style-name="gr6" draw:text-style-name="P1" draw:layer="layout" svg:x1="13.387cm" svg:y1="5.984cm" svg:x2="18.804cm" svg:y2="5.984cm">
          <text:p/>
        </draw:line>
        <draw:line draw:style-name="gr7" draw:text-style-name="P1" draw:layer="layout" svg:x1="13.633cm" svg:y1="6.107cm" svg:x2="13.633cm" svg:y2="5.984cm">
          <text:p/>
        </draw:line>
        <draw:line draw:style-name="gr7" draw:text-style-name="P1" draw:layer="layout" svg:x1="14.864cm" svg:y1="6.107cm" svg:x2="14.864cm" svg:y2="5.984cm">
          <text:p/>
        </draw:line>
        <draw:line draw:style-name="gr7" draw:text-style-name="P1" draw:layer="layout" svg:x1="16.095cm" svg:y1="6.107cm" svg:x2="16.095cm" svg:y2="5.984cm">
          <text:p/>
        </draw:line>
        <draw:line draw:style-name="gr7" draw:text-style-name="P1" draw:layer="layout" svg:x1="17.326cm" svg:y1="6.107cm" svg:x2="17.326cm" svg:y2="5.984cm">
          <text:p/>
        </draw:line>
        <draw:line draw:style-name="gr7" draw:text-style-name="P1" draw:layer="layout" svg:x1="18.557cm" svg:y1="6.107cm" svg:x2="18.557cm" svg:y2="5.984cm">
          <text:p/>
        </draw:line>
        <draw:frame draw:style-name="gr5" draw:text-style-name="P4" draw:layer="layout" svg:width="0.422cm" svg:height="0.607cm" svg:x="12.783cm" svg:y="6.031cm">
          <draw:text-box>
            <text:p text:style-name="P3"><text:span text:style-name="T1">1</text:span></text:p>
          </draw:text-box>
        </draw:frame>
        <draw:frame draw:style-name="gr5" draw:text-style-name="P4" draw:layer="layout" svg:width="0.832cm" svg:height="0.607cm" svg:x="14.453cm" svg:y="6.031cm">
          <draw:text-box>
            <text:p text:style-name="P3"><text:span text:style-name="T1">0.25</text:span></text:p>
          </draw:text-box>
        </draw:frame>
        <draw:frame draw:style-name="gr5" draw:text-style-name="P4" draw:layer="layout" svg:width="0.832cm" svg:height="0.607cm" svg:x="15.684cm" svg:y="6.031cm">
          <draw:text-box>
            <text:p text:style-name="P3"><text:span text:style-name="T1">0.50</text:span></text:p>
          </draw:text-box>
        </draw:frame>
        <draw:frame draw:style-name="gr5" draw:text-style-name="P4" draw:layer="layout" svg:width="0.832cm" svg:height="0.607cm" svg:x="16.915cm" svg:y="6.031cm">
          <draw:text-box>
            <text:p text:style-name="P3"><text:span text:style-name="T1">0.75</text:span></text:p>
          </draw:text-box>
        </draw:frame>
        <draw:line draw:style-name="gr6" draw:text-style-name="P1" draw:layer="layout" svg:x1="2.062cm" svg:y1="5.984cm" svg:x2="2.062cm" svg:y2="0.643cm">
          <text:p/>
        </draw:line>
        <draw:frame draw:style-name="gr5" draw:text-style-name="P4" draw:layer="layout" svg:width="0.422cm" svg:height="0.607cm" svg:x="18.446cm" svg:y="6.031cm">
          <draw:text-box>
            <text:p text:style-name="P3"><text:span text:style-name="T1">1</text:span></text:p>
          </draw:text-box>
        </draw:frame>
        <draw:frame draw:style-name="gr5" draw:text-style-name="P4" draw:layer="layout" svg:width="0.832cm" svg:height="0.607cm" svg:x="1.01cm" svg:y="5.408cm">
          <draw:text-box>
            <text:p text:style-name="P3"><text:span text:style-name="T1">0.00</text:span></text:p>
          </draw:text-box>
        </draw:frame>
        <draw:frame draw:style-name="gr5" draw:text-style-name="P4" draw:layer="layout" svg:width="0.832cm" svg:height="0.607cm" svg:x="1.01cm" svg:y="4.194cm">
          <draw:text-box>
            <text:p text:style-name="P3"><text:span text:style-name="T1">0.25</text:span></text:p>
          </draw:text-box>
        </draw:frame>
        <draw:frame draw:style-name="gr5" draw:text-style-name="P4" draw:layer="layout" svg:width="0.832cm" svg:height="0.607cm" svg:x="1.01cm" svg:y="2.98cm">
          <draw:text-box>
            <text:p text:style-name="P3"><text:span text:style-name="T1">0.50</text:span></text:p>
          </draw:text-box>
        </draw:frame>
        <draw:frame draw:style-name="gr5" draw:text-style-name="P4" draw:layer="layout" svg:width="0.832cm" svg:height="0.607cm" svg:x="1.01cm" svg:y="1.766cm">
          <draw:text-box>
            <text:p text:style-name="P3"><text:span text:style-name="T1">0.75</text:span></text:p>
          </draw:text-box>
        </draw:frame>
        <draw:line draw:style-name="gr7" draw:text-style-name="P1" draw:layer="layout" svg:x1="1.939cm" svg:y1="5.741cm" svg:x2="2.062cm" svg:y2="5.741cm">
          <text:p/>
        </draw:line>
        <draw:line draw:style-name="gr7" draw:text-style-name="P1" draw:layer="layout" svg:x1="1.939cm" svg:y1="4.527cm" svg:x2="2.062cm" svg:y2="4.527cm">
          <text:p/>
        </draw:line>
        <draw:line draw:style-name="gr7" draw:text-style-name="P1" draw:layer="layout" svg:x1="1.939cm" svg:y1="3.313cm" svg:x2="2.062cm" svg:y2="3.313cm">
          <text:p/>
        </draw:line>
        <draw:line draw:style-name="gr7" draw:text-style-name="P1" draw:layer="layout" svg:x1="1.939cm" svg:y1="2.099cm" svg:x2="2.062cm" svg:y2="2.099cm">
          <text:p/>
        </draw:line>
        <draw:line draw:style-name="gr7" draw:text-style-name="P1" draw:layer="layout" svg:x1="1.939cm" svg:y1="0.885cm" svg:x2="2.062cm" svg:y2="0.885cm">
          <text:p/>
        </draw:line>
        <draw:frame draw:style-name="gr5" draw:text-style-name="P4" draw:layer="layout" svg:width="0.832cm" svg:height="0.607cm" svg:x="1.01cm" svg:y="0.552cm">
          <draw:text-box>
            <text:p text:style-name="P3"><text:span text:style-name="T1">1.00</text:span></text:p>
          </draw:text-box>
        </draw:frame>
        <draw:frame draw:style-name="gr8" draw:text-style-name="P5" draw:layer="layout" svg:width="3.003cm" svg:height="0.708cm" svg:x="8.944cm" svg:y="6.655cm">
          <draw:text-box>
            <text:p text:style-name="P3"><text:span text:style-name="T2">1 − specificity</text:span></text:p>
          </draw:text-box>
        </draw:frame>
        <draw:frame draw:style-name="gr8" draw:text-style-name="P5" draw:layer="layout" svg:width="2.161cm" svg:height="0.708cm" draw:transform="rotate (1.5707963267949) translate (0.185cm 4.384cm)">
          <draw:text-box>
            <text:p text:style-name="P3"><text:span text:style-name="T2">sensitivity</text:span></text:p>
          </draw:text-box>
        </draw:frame>
        <draw:frame draw:style-name="gr5" draw:text-style-name="P4" draw:layer="layout" svg:width="0.422cm" svg:height="0.607cm" svg:x="7.878cm" svg:y="6.013cm">
          <draw:text-box>
            <text:p text:style-name="P3"><text:span text:style-name="T1">0</text:span></text:p>
          </draw:text-box>
        </draw:frame>
        <draw:frame draw:style-name="gr5" draw:text-style-name="P4" draw:layer="layout" svg:width="0.422cm" svg:height="0.607cm" svg:x="13.515cm" svg:y="6.031cm">
          <draw:text-box>
            <text:p text:style-name="P3"><text:span text:style-name="T1">0</text:span></text:p>
          </draw:text-box>
        </draw:frame>
        <draw:frame draw:style-name="gr9" draw:text-style-name="P7" draw:layer="layout" svg:width="2.5cm" svg:height="1.2cm" svg:x="4.6cm" svg:y="4.1cm">
          <draw:text-box>
            <text:p text:style-name="P6"><text:span text:style-name="T3">Female AUC=0.952 </text:span></text:p>
            <text:p text:style-name="P6"><text:span text:style-name="T3">ALL AUC=0.802</text:span></text:p>
            <text:p text:style-name="P6"><text:span text:style-name="T3">Male AUC=0.571</text:span></text:p>
          </draw:text-box>
        </draw:frame>
        <draw:frame draw:style-name="gr9" draw:text-style-name="P7" draw:layer="layout" svg:width="2.5cm" svg:height="1.2cm" svg:x="10.2cm" svg:y="4.1cm">
          <draw:text-box>
            <text:p text:style-name="P6"><text:span text:style-name="T3">Female AUC=0.778 </text:span></text:p>
            <text:p text:style-name="P6"><text:span text:style-name="T3">ALL AUC=0.683</text:span></text:p>
            <text:p text:style-name="P6"><text:span text:style-name="T3">Male AUC=0.583</text:span></text:p>
          </draw:text-box>
        </draw:frame>
        <draw:frame draw:style-name="gr9" draw:text-style-name="P7" draw:layer="layout" svg:width="2.5cm" svg:height="1.2cm" svg:x="15.7cm" svg:y="4.1cm">
          <draw:text-box>
            <text:p text:style-name="P6"><text:span text:style-name="T3">Female AUC=0.723 </text:span></text:p>
            <text:p text:style-name="P6"><text:span text:style-name="T3">ALL AUC=0.645</text:span></text:p>
            <text:p text:style-name="P6"><text:span text:style-name="T3">Male AUC=0.55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ce style:name="Helvetica"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思源黑体 CN" svg:font-family="'思源黑体 CN'" style:font-family-generic="system" style:font-pitch="variable"/>
  </office:font-face-decls>
  <office:styles>
    <draw:gradient draw:name="红色填充" draw:style="linear" draw:start-color="#ff6d6d" draw:end-color="#c9211e"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77bc65" draw:end-color="#127622" draw:start-intensity="100%" draw:end-intensity="100%" draw:angle="300" draw:border="0%"/>
    <draw:marker draw:name="Arrow" svg:viewBox="0 0 20 30" svg:d="M10 0l-10 30h20z"/>
    <draw:stroke-dash draw:name="stroke-dash26" draw:style="rect" draw:dots1="1" draw:dots1-length="0.075cm" draw:distance="0.075cm"/>
    <draw:stroke-dash draw:name="stroke-dash29" draw:style="rect" draw:dots1="1" draw:dots1-length="0.15cm" draw:distance="0.07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erif CJK SC" style:font-size-asian="24pt" style:language-asian="zh" style:country-asian="CN" style:font-name-complex="Noto Sans CJK SC Regular"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蓝色填充"/>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红色填充"/>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1cm" fo:margin-bottom="1cm" fo:margin-left="0.1cm" fo:margin-right="0.1cm" fo:page-width="19.05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3-03T21:35:05.979767503</dc:date>
    <dc:creator>Wang Shixiang</dc:creator>
    <meta:editing-duration>PT4M12S</meta:editing-duration>
    <meta:editing-cycles>1</meta:editing-cycles>
    <meta:document-statistic meta:object-count="64"/>
    <meta:generator>LibreOffice/6.1.4.2$Linux_X86_64 LibreOffice_project/9d0f32d1f0b509096fd65e0d4bec26ddd1938fd3</meta:generator>
  </office:meta>
</office:document-meta>
</file>